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1905" officeooo:paragraph-rsid="00051905"/>
    </style:style>
    <style:style style:name="P2" style:family="paragraph" style:parent-style-name="Standard">
      <style:text-properties fo:language="pl" fo:country="PL" officeooo:rsid="00027533" officeooo:paragraph-rsid="00027533"/>
    </style:style>
    <style:style style:name="P3" style:family="paragraph" style:parent-style-name="Standard">
      <style:text-properties fo:language="pl" fo:country="PL" officeooo:rsid="0003e346" officeooo:paragraph-rsid="0003e346"/>
    </style:style>
    <style:style style:name="P4" style:family="paragraph" style:parent-style-name="Standard">
      <style:text-properties fo:language="pl" fo:country="PL" officeooo:rsid="00051905" officeooo:paragraph-rsid="00051905"/>
    </style:style>
    <style:style style:name="P5" style:family="paragraph" style:parent-style-name="Standard">
      <style:text-properties fo:language="pl" fo:country="PL" officeooo:rsid="00072758" officeooo:paragraph-rsid="00072758"/>
    </style:style>
    <style:style style:name="P6" style:family="paragraph" style:parent-style-name="Standard">
      <style:text-properties fo:language="pl" fo:country="PL" officeooo:rsid="00088a66" officeooo:paragraph-rsid="00088a66"/>
    </style:style>
    <style:style style:name="P7" style:family="paragraph" style:parent-style-name="Standard">
      <style:text-properties fo:language="pl" fo:country="PL" officeooo:rsid="0009d8eb" officeooo:paragraph-rsid="0009d8eb"/>
    </style:style>
    <style:style style:name="P8" style:family="paragraph" style:parent-style-name="Standard">
      <style:text-properties fo:language="pl" fo:country="PL" officeooo:rsid="000a9ff5" officeooo:paragraph-rsid="000a9ff5"/>
    </style:style>
    <style:style style:name="P9" style:family="paragraph" style:parent-style-name="Standard">
      <style:text-properties fo:language="pl" fo:country="PL" officeooo:rsid="000bf414" officeooo:paragraph-rsid="000bf414"/>
    </style:style>
    <style:style style:name="P10" style:family="paragraph" style:parent-style-name="Standard">
      <style:text-properties fo:language="pl" fo:country="PL" officeooo:rsid="000caa81" officeooo:paragraph-rsid="000caa81"/>
    </style:style>
    <style:style style:name="P11" style:family="paragraph" style:parent-style-name="Standard">
      <style:text-properties fo:language="pl" fo:country="PL" officeooo:rsid="000ccee9" officeooo:paragraph-rsid="000ccee9"/>
    </style:style>
    <style:style style:name="P12" style:family="paragraph" style:parent-style-name="Standard">
      <style:text-properties fo:language="pl" fo:country="PL" officeooo:rsid="000dfd82" officeooo:paragraph-rsid="000ccee9"/>
    </style:style>
    <style:style style:name="P13" style:family="paragraph" style:parent-style-name="Standard">
      <style:text-properties fo:language="pl" fo:country="PL" officeooo:rsid="000dfd82" officeooo:paragraph-rsid="000dfd82"/>
    </style:style>
    <style:style style:name="P14" style:family="paragraph" style:parent-style-name="Standard">
      <style:text-properties fo:language="pl" fo:country="PL" fo:font-weight="bold" officeooo:rsid="000dfd82" officeooo:paragraph-rsid="000dfd82" style:font-weight-asian="bold" style:font-weight-complex="bold"/>
    </style:style>
    <style:style style:name="P15" style:family="paragraph" style:parent-style-name="Standard">
      <style:text-properties fo:language="pl" fo:country="PL" fo:font-weight="bold" officeooo:rsid="000fb746" officeooo:paragraph-rsid="000fb746" style:font-weight-asian="bold" style:font-weight-complex="bold"/>
    </style:style>
    <style:style style:name="P16" style:family="paragraph" style:parent-style-name="Standard">
      <style:text-properties fo:language="pl" fo:country="PL" fo:font-weight="bold" officeooo:rsid="00137553" officeooo:paragraph-rsid="00137553" style:font-weight-asian="bold" style:font-weight-complex="bold"/>
    </style:style>
    <style:style style:name="P17" style:family="paragraph" style:parent-style-name="Standard">
      <style:text-properties fo:language="pl" fo:country="PL" fo:font-weight="bold" officeooo:rsid="0013b9a7" officeooo:paragraph-rsid="0013b9a7" style:font-weight-asian="bold" style:font-weight-complex="bold"/>
    </style:style>
    <style:style style:name="P18" style:family="paragraph" style:parent-style-name="Standard">
      <style:text-properties fo:language="pl" fo:country="PL" officeooo:rsid="0010f3aa" officeooo:paragraph-rsid="0010f3aa"/>
    </style:style>
    <style:style style:name="P19" style:family="paragraph" style:parent-style-name="Standard">
      <style:text-properties fo:language="pl" fo:country="PL" officeooo:rsid="0012b4ea" officeooo:paragraph-rsid="0012b4ea"/>
    </style:style>
    <style:style style:name="P20" style:family="paragraph" style:parent-style-name="Standard">
      <style:text-properties fo:language="pl" fo:country="PL" officeooo:rsid="00137553" officeooo:paragraph-rsid="00137553"/>
    </style:style>
    <style:style style:name="P21" style:family="paragraph" style:parent-style-name="Standard">
      <style:text-properties fo:language="pl" fo:country="PL" fo:font-weight="normal" officeooo:rsid="0013b9a7" officeooo:paragraph-rsid="0013b9a7" style:font-weight-asian="normal" style:font-weight-complex="normal"/>
    </style:style>
    <style:style style:name="P22" style:family="paragraph" style:parent-style-name="Standard">
      <style:text-properties fo:language="pl" fo:country="PL" officeooo:rsid="0013b9a7" officeooo:paragraph-rsid="0013b9a7"/>
    </style:style>
    <style:style style:name="P2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language="pl" fo:country="PL"/>
    </style:style>
    <style:style style:name="T2" style:family="text">
      <style:text-properties fo:language="pl" fo:country="PL" fo:font-weight="bold" style:font-weight-asian="bold" style:font-weight-complex="bold"/>
    </style:style>
    <style:style style:name="T3" style:family="text">
      <style:text-properties fo:language="pl" fo:country="PL" fo:font-weight="normal" style:font-weight-asian="normal" style:font-weight-complex="normal"/>
    </style:style>
    <style:style style:name="T4" style:family="text">
      <style:text-properties fo:language="pl" fo:country="PL" fo:font-style="normal" officeooo:rsid="000dfd82" style:font-style-asian="normal" style:font-style-complex="normal"/>
    </style:style>
    <style:style style:name="T5" style:family="text">
      <style:text-properties fo:language="pl" fo:country="PL" fo:font-style="normal" officeooo:rsid="000e41d6" style:font-style-asian="normal" style:font-style-complex="normal"/>
    </style:style>
    <style:style style:name="T6" style:family="text">
      <style:text-properties officeooo:rsid="0007275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2b4ea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fb746" style:font-style-asian="normal" style:font-style-complex="normal"/>
    </style:style>
    <style:style style:name="T12" style:family="text">
      <style:text-properties officeooo:rsid="000fb746"/>
    </style:style>
    <style:style style:name="T13" style:family="text">
      <style:text-properties officeooo:rsid="0010f3aa"/>
    </style:style>
    <style:style style:name="T14" style:family="text">
      <style:text-properties officeooo:rsid="0012b4ea"/>
    </style:style>
    <style:style style:name="T15" style:family="text">
      <style:text-properties officeooo:rsid="00137553"/>
    </style:style>
    <style:style style:name="T16" style:family="text">
      <style:text-properties fo:color="#c9211e"/>
    </style:style>
    <style:style style:name="T17" style:family="text">
      <style:text-properties fo:color="#15846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zdanie protokolarne, </text:p>
      <text:p text:style-name="Standard">najprostsze zdanie o faktach, czyli rejestracja danych bezpośredniego doświadczenia; </text:p>
      <text:p text:style-name="Standard">w neopozytywizmie uznane za podstawę wiedzy. </text:p>
      <text:p text:style-name="P2"/>
      <text:p text:style-name="P6">Historyczny zwykły język ma <text:span text:style-name="T7">kłębowiska = nieścisłoście</text:span></text:p>
      <text:p text:style-name="P6"><text:span text:style-name="T7"/></text:p>
      <text:p text:style-name="P6">Oczyszczenie zwykłego języka fizykalistycznego z metafizycznych pojęć.</text:p>
      <text:p text:style-name="P6"/>
      <text:p text:style-name="P6">Istnieje fizykalistyczny język rozwiniętej nauki, konstruowany od początku. Nawet nim gdzieś dysponujemy</text:p>
      <text:p text:style-name="P2">-</text:p>
      <text:p text:style-name="P2">Żaden termin nie jest wolny od nieścisłości</text:p>
      <text:p text:style-name="P2"/>
      <text:p text:style-name="P3">Otto obserwuje rozgniewanego człowieka</text:p>
      <text:p text:style-name="P3">Człowiek który 16. na kart…</text:p>
      <text:p text:style-name="P3"/>
      <text:p text:style-name="P18">Jak chcemy <text:span text:style-name="T14">uchwycić całość zunifikowanej nauki naszych czasów</text:span></text:p>
      <text:p text:style-name="P4">Uniw<text:span text:style-name="T6">er</text:span>salny żargon <text:span text:style-name="T13">= łączenie języka rozwiniętej nauki i zwykłego języka</text:span></text:p>
      <text:p text:style-name="P4"/>
      <text:p text:style-name="P4">Nie istnieje ustal<text:span text:style-name="T6">e</text:span>nie czystych zdań pro<text:span text:style-name="T6">t</text:span>kolarnych, jesteśmy jak żeglarze</text:p>
      <text:p text:style-name="P4"/>
      <text:p text:style-name="P1"><text:span text:style-name="T1">Gdy nieścisłości (</text:span><text:span text:style-name="T2">kłębowiska)</text:span><text:span text:style-name="T3"> </text:span><text:span text:style-name="T1">maleją w jednym miejscu w innym z dwojoną siłą.</text:span></text:p>
      <text:p text:style-name="P4"/>
      <text:p text:style-name="P4"/>
      <text:p text:style-name="P19">Dzieci – uniwersalny żargon oczyszczony z metafizyki. Tresujemy do żargonu dorosłych stopniowo.</text:p>
      <text:p text:style-name="P19">Zubożony żargon uniwersalny, który jest stopniowo wzbogocanay.</text:p>
      <text:p text:style-name="P4"/>
      <text:p text:style-name="P6">Rudolf Carnap – źródłowy język protokolarny pierwszy język, język fenomenalisyczny, nie mamy badań <text:span text:style-name="T8">na dokładniejszą charaktetysytke</text:span></text:p>
      <text:p text:style-name="P4"/>
      <text:p text:style-name="P4"/>
      <text:p text:style-name="P5">Metafizyki nie można za pomocą argumentacji, <text:span text:style-name="T12">ale fizykalizm w najjj radykalnej <text:s/>formie</text:span></text:p>
      <text:p text:style-name="P5"/>
      <text:p text:style-name="P15">zdania o realnosci w formie jak inne zdania o realnosci tyle ze się dużo imion <text:span text:style-name="T15">własnych w określonym związku z innymi terminami</text:span></text:p>
      <text:p text:style-name="P15"/>
      <text:p text:style-name="P5">Kompletne zdanie protokolarne:</text:p>
      <text:p text:style-name="P5">Protokół Ottona z godziny 3:17 [myślenie-mówienie Ottona o 3:16: (o 3:15 w pokoju znajdował się przez Ottona stół)]</text:p>
      <text:p text:style-name="P5"/>
      <text:p text:style-name="P6">każdy termin możemy zastąpić grupą terminów rozwiniętej nauki,</text:p>
      <text:p text:style-name="P6"/>
      <text:p text:style-name="P6"/>
      <text:p text:style-name="P6">Zunifikowana nauka:</text:p>
      <text:p text:style-name="P6">zdania protokolarne</text:p>
      <text:p text:style-name="P6">zdania nieprotokolarne</text:p>
      <text:p text:style-name="P6"/>
      <text:p text:style-name="P7">Do kompletnego zdania protkolarnego istotą jest aby wystąpiła osoba. Podmiot.</text:p>
      <text:p text:style-name="P20"><text:span text:style-name="T16">Teraz radość</text:span>. <text:tab/><text:tab/><text:tab/><text:span text:style-name="T17">Otto teraz radość</text:span></text:p>
      <text:p text:style-name="P7"><text:soft-page-break/></text:p>
      <text:p text:style-name="P16">W ostatnim nawiaie imię i termin z dziedziny postrzeżeniowych</text:p>
      <text:p text:style-name="P7"/>
      <text:p text:style-name="P7"/>
      <text:p text:style-name="P7">Wszystko się może zmienić: prawo/zdanie fizykalistyczne zunifikowanej nauki. Tak samo zdania protokolarne.</text:p>
      <text:p text:style-name="P7"/>
      <text:p text:style-name="P7">W zunifikowanej nauce próbujemy niesprzeczny system zdań proto i nieproto.</text:p>
      <text:p text:style-name="P7">Mamy set zdań, sprawdzamy sprzeczność odrzucamy albo odrzucamy co przeszkadza</text:p>
      <text:p text:style-name="P7">Można też protokolarne odrzucać, czego Carnap nie uznaje</text:p>
      <text:p text:style-name="P8">Dwóch wzajemnie sprzecznych zdań protokolarne nie można użyć w sytstemie zunifikowanej nauki.</text:p>
      <text:p text:style-name="P8"/>
      <text:p text:style-name="P17">Każde zdanie protokolarne musi być potwierdzone.</text:p>
      <text:p text:style-name="P21"/>
      <text:p text:style-name="P21">Te same zdania wtw. Te same reakcje na testy reakcji.</text:p>
      <text:p text:style-name="P9"/>
      <text:p text:style-name="P9">Carnap chce <text:span text:style-name="T9">protokuł atomowy</text:span></text:p>
      <text:p text:style-name="P9"><text:span text:style-name="T10">by ostro rozgraniczyć sporządzanie </text:span><text:span text:style-name="T9">protokołu </text:span><text:span text:style-name="T10">a </text:span><text:span text:style-name="T9">przetwarzanie zdań protokolarne</text:span><text:span text:style-name="T10"> by w skład protokołu </text:span></text:p>
      <text:p text:style-name="P9"><text:span text:style-name="T10">nie wchodizły zdania uzyskane w sposób pośredni.</text:span></text:p>
      <text:p text:style-name="P9"><text:span text:style-name="T10"/></text:p>
      <text:p text:style-name="P9"><text:span text:style-name="T10">Imie osoby w zdaniu protokolarne → zawsze trzeba przetwrozyć</text:span></text:p>
      <text:p text:style-name="P9"><text:span text:style-name="T10"/></text:p>
      <text:p text:style-name="P10"><text:span text:style-name="T10">W żargonie uniwersalnym nie istnieją zdania bardziej źródłowe.</text:span></text:p>
      <text:p text:style-name="P10"><text:span text:style-name="T10">Wszystkie zdania o realności są równie źródłowe.</text:span></text:p>
      <text:p text:style-name="P10"><text:span text:style-name="T10">Nie istnieją ‘źródłowe zdania protokolarne’ lub takie które ‘wymagają potwierdzenia’</text:span></text:p>
      <text:p text:style-name="P10"><text:span text:style-name="T10"/></text:p>
      <text:p text:style-name="P11"><text:span text:style-name="T10">Łączenie protokołu z wczoraj i dzisiaj (czyli używanie języka) język intersubiektywny</text:span></text:p>
      <text:p text:style-name="P22"><text:span text:style-name="T10">Osoby z A do B tak samo jak <text:s/>A i A_Wczoraj</text:span></text:p>
      <text:p text:style-name="P22"><text:span text:style-name="T10">więc nie ma sensu jak carnap o </text:span></text:p>
      <text:p text:style-name="P11"><text:span text:style-name="T10"/></text:p>
      <text:p text:style-name="P11"><text:span text:style-name="T10">Własność nie ma sensu, można mówić:</text:span></text:p>
      <text:p text:style-name="P11"><text:span text:style-name="T10">imiona osób zastępuję się współrzędnymi i parametrami stanu</text:span></text:p>
      <text:p text:style-name="P11"><text:span text:style-name="T10">Otto-protokół, Karol-protokołół, ale nie własny czy cudzy</text:span></text:p>
      <text:p text:style-name="P11"><text:span text:style-name="T10">Likwiduje to problematyki własnej i cudzej psychki</text:span></text:p>
      <text:p text:style-name="P12"><text:span text:style-name="T10"/></text:p>
      <text:p text:style-name="P13"><text:span text:style-name="T10">Carnap: tylko swój własny protokół jako baza</text:span></text:p>
      <text:p text:style-name="P13"><text:span text:style-name="T11">otto: </text:span><text:span text:style-name="T10">może ale musi te same definicje w swoim</text:span></text:p>
      <text:p text:style-name="P13"><text:span text:style-name="T10"/></text:p>
      <text:p text:style-name="P13"><text:span text:style-name="T10">PODSUMOWANIE:</text:span></text:p>
      <text:p text:style-name="P13"><text:span text:style-name="T10">Zunifikowana nauka posługuje się żargonem uniwersalnum, w którym mogą terminy zwykłego języka fizykalistyczmego.</text:span></text:p>
      <text:p text:style-name="P14"><text:span text:style-name="T10"/></text:p>
      <text:p text:style-name="P23"><text:span text:style-name="T4">Nie można wyjść od ostatecznie czystych zdań protokolarnych. </text:span><text:span text:style-name="T5">Zdania protokolarne są zdaniami o realności – takimi samymi jak inne zdania o realnośći -których nazwy osób lub grup osób występują w pewnych związkach z innymi terminami, których także używa się w żargonie unierwsalnym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3T18:16:28.333520243</meta:creation-date>
    <meta:generator>LibreOffice/6.4.7.2$Linux_X86_64 LibreOffice_project/40$Build-2</meta:generator>
    <dc:date>2021-11-24T19:40:36.640662305</dc:date>
    <meta:editing-duration>PT1H34M38S</meta:editing-duration>
    <meta:editing-cycles>5</meta:editing-cycles>
    <meta:document-statistic meta:table-count="0" meta:image-count="0" meta:object-count="0" meta:page-count="2" meta:paragraph-count="54" meta:word-count="479" meta:character-count="3502" meta:non-whitespace-character-count="3064"/>
  </office:meta>
</office:document-meta>
</file>